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3.46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T1" style:family="text">
      <style:text-properties fo:font-size="116.199996948242pt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462cm" svg:x="1.4cm" svg:y="1.27cm" presentation:class="subtitle" presentation:user-transformed="true">
          <draw:text-box>
            <text:p><text:span text:style-name="T1">hellj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2:32:25.751955747</meta:creation-date>
    <dc:date>2020-03-18T12:42:59.430913476</dc:date>
    <meta:editing-duration>PT58S</meta:editing-duration>
    <meta:editing-cycles>2</meta:editing-cycles>
    <meta:generator>LibreOffice/6.2.7.1$Linux_X86_64 LibreOffice_project/20$Build-1</meta:generator>
    <meta:document-statistic meta:object-count="24"/>
  </office:meta>
</office:document-meta>
</file>